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5-05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3-11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29176" calcext:value-type="float">
            <text:p>-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29176" calcext:value-type="float">
            <text:p>-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69384" calcext:value-type="float">
            <text:p>-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45712" calcext:value-type="float">
            <text:p>-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8968" calcext:value-type="float">
            <text:p>-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29176" calcext:value-type="float">
            <text:p>-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39488" calcext:value-type="float">
            <text:p>-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9696" calcext:value-type="float">
            <text:p>-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33264" calcext:value-type="float">
            <text:p>-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86832" calcext:value-type="float">
            <text:p>-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97144" calcext:value-type="float">
            <text:p>-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67248" calcext:value-type="float">
            <text:p>-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47664" calcext:value-type="float">
            <text:p>-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7768" calcext:value-type="float">
            <text:p>-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7768" calcext:value-type="float">
            <text:p>-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61024" calcext:value-type="float">
            <text:p>-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4144" calcext:value-type="float">
            <text:p>-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4144" calcext:value-type="float">
            <text:p>-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01232" calcext:value-type="float">
            <text:p>-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71336" calcext:value-type="float">
            <text:p>-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71336" calcext:value-type="float">
            <text:p>-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4812" calcext:value-type="float">
            <text:p>-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12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9092" calcext:value-type="float">
            <text:p>-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9092" calcext:value-type="float">
            <text:p>-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97144" calcext:value-type="float">
            <text:p>-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71336" calcext:value-type="float">
            <text:p>-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47664" calcext:value-type="float">
            <text:p>-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7768" calcext:value-type="float">
            <text:p>-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7768" calcext:value-type="float">
            <text:p>-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65112" calcext:value-type="float">
            <text:p>-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81648" calcext:value-type="float">
            <text:p>-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88328" calcext:value-type="float">
            <text:p>-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31128" calcext:value-type="float">
            <text:p>-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01232" calcext:value-type="float">
            <text:p>-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24448" calcext:value-type="float">
            <text:p>-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11544" calcext:value-type="float">
            <text:p>-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71336" calcext:value-type="float">
            <text:p>-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1-12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1096" calcext:value-type="float">
            <text:p>-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11096" calcext:value-type="float">
            <text:p>-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1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11872" calcext:value-type="float">
            <text:p>-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9-11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9384" calcext:value-type="float">
            <text:p>-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71664" calcext:value-type="float">
            <text:p>-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525232" calcext:value-type="float">
            <text:p>-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1596" calcext:value-type="float">
            <text:p>-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92744" calcext:value-type="float">
            <text:p>-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226272" calcext:value-type="float">
            <text:p>-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7316" calcext:value-type="float">
            <text:p>-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49944" calcext:value-type="float">
            <text:p>-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53576" calcext:value-type="float">
            <text:p>-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40672" calcext:value-type="float">
            <text:p>-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60256" calcext:value-type="float">
            <text:p>-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10776" calcext:value-type="float">
            <text:p>-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70568" calcext:value-type="float">
            <text:p>-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40672" calcext:value-type="float">
            <text:p>-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70568" calcext:value-type="float">
            <text:p>-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10776" calcext:value-type="float">
            <text:p>-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10776" calcext:value-type="float">
            <text:p>-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9424" calcext:value-type="float">
            <text:p>-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74656" calcext:value-type="float">
            <text:p>-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634448" calcext:value-type="float">
            <text:p>-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055072" calcext:value-type="float">
            <text:p>-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055072" calcext:value-type="float">
            <text:p>-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9528" calcext:value-type="float">
            <text:p>-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216616" calcext:value-type="float">
            <text:p>-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335488" calcext:value-type="float">
            <text:p>-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78744" calcext:value-type="float">
            <text:p>-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18952" calcext:value-type="float">
            <text:p>-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78744" calcext:value-type="float">
            <text:p>-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18952" calcext:value-type="float">
            <text:p>-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78744" calcext:value-type="float">
            <text:p>-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S-0426</text:p>
          </table:table-cell>
          <table:table-cell office:value-type="string" calcext:value-type="string">
            <text:p>30FF-o2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75916" calcext:value-type="float">
            <text:p>-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